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exto_20_independiente1">
      <style:paragraph-properties fo:padding="0in" fo:border="0.51pt solid #00000a"/>
    </style:style>
    <style:style style:name="P2" style:family="paragraph" style:parent-style-name="Texto_20_independiente1" style:list-style-name="WWNum1">
      <style:paragraph-properties fo:padding="0in" fo:border="0.51pt solid #00000a"/>
      <style:text-properties officeooo:paragraph-rsid="0020be53"/>
    </style:style>
    <style:style style:name="P3" style:family="paragraph" style:parent-style-name="Texto_20_independiente1" style:list-style-name="WWNum1">
      <style:paragraph-properties fo:padding="0in" fo:border="0.51pt solid #00000a"/>
      <style:text-properties officeooo:rsid="0020be53" officeooo:paragraph-rsid="0020be53"/>
    </style:style>
    <style:style style:name="P4" style:family="paragraph" style:parent-style-name="Texto_20_independiente1">
      <style:paragraph-properties fo:padding="0in" fo:border="0.51pt solid #00000a"/>
      <style:text-properties officeooo:rsid="0020be53" officeooo:paragraph-rsid="0020be53"/>
    </style:style>
    <style:style style:name="P5" style:family="paragraph" style:parent-style-name="Texto_20_independiente1">
      <style:paragraph-properties fo:padding="0in" fo:border="0.51pt solid #00000a"/>
      <style:text-properties officeooo:rsid="0020d41c" officeooo:paragraph-rsid="0020d41c"/>
    </style:style>
    <style:style style:name="P6" style:family="paragraph" style:parent-style-name="Encabezado_20_3" style:list-style-name="WWNum1" style:master-page-name="Standard">
      <style:paragraph-properties fo:margin-left="0in" fo:margin-right="0in" fo:text-indent="0in" style:auto-text-indent="false" style:page-number="auto">
        <style:tab-stops>
          <style:tab-stop style:position="0in"/>
          <style:tab-stop style:position="0.4917in"/>
        </style:tab-stops>
      </style:paragraph-properties>
    </style:style>
    <style:style style:name="P7" style:family="paragraph" style:parent-style-name="Encabezado_20_4" style:list-style-name="WWNum1"/>
    <style:style style:name="T1" style:family="text">
      <style:text-properties fo:color="#818181" style:font-name="Calibri" fo:font-size="16pt" fo:font-weight="normal" style:font-size-asian="16pt" style:font-weight-asian="normal" style:font-size-complex="16pt"/>
    </style:style>
    <style:style style:name="T2" style:family="text">
      <style:text-properties fo:font-size="16pt" style:font-name-asian="Times New Roman1" style:font-size-asian="16pt" style:language-asian="es" style:country-asian="ES" style:font-name-complex="Times New Roman1" style:font-size-complex="16pt" style:font-weight-complex="bold"/>
    </style:style>
    <style:style style:name="T3" style:family="text">
      <style:text-properties style:font-name="Calibri"/>
    </style:style>
    <style:style style:name="T4" style:family="text">
      <style:text-properties style:font-name="Calibri" officeooo:rsid="0022d2aa"/>
    </style:style>
    <style:style style:name="T5" style:family="text">
      <style:text-properties officeooo:rsid="0020be5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0be53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0be53" style:font-style-asian="normal" style:font-style-complex="normal"/>
    </style:style>
    <style:style style:name="T10" style:family="text">
      <style:text-properties fo:font-style="normal" officeooo:rsid="0020d41c" style:font-style-asian="normal" style:font-style-complex="normal"/>
    </style:style>
    <style:style style:name="T11" style:family="text">
      <style:text-properties officeooo:rsid="0020d4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55014505" text:style-name="WWNum1">
        <text:list-item>
          <text:list>
            <text:list-item>
              <text:list>
                <text:list-item>
                  <text:h text:style-name="P6" text:outline-level="3"><text:span text:style-name="T1">MUIARFID: Reconocimiento Automático del Habla 2020/2021</text:span></text:h>
                </text:list-item>
              </text:list>
            </text:list-item>
          </text:list>
        </text:list-item>
      </text:list>
      <text:p text:style-name="Texto_20_independiente1"><text:span text:style-name="T2">Ficha TrabajoRAH</text:span></text:p>
      <text:list xml:id="list174339441305967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span text:style-name="T3">Alumno/a: </text:span><text:span text:style-name="T4">Víctor Dorado Javier y David Villanova Aparisi</text:span></text:h>
                    </text:list-item>
                    <text:list-item>
                      <text:h text:style-name="P7" text:outline-level="4"><text:span text:style-name="T3">a) Título del trabajo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5">Trabajo de la asignatura: chatbot avanzado</text:p>
      <text:p text:style-name="P1"/>
      <text:list xml:id="list17433755750965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span text:style-name="T3">b) Descripción breve del trabajo</text:span>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3">En este trabajo se pretend<text:span text:style-name="T11">í</text:span>a implementar un chatbot un poco m<text:span text:style-name="T11">á</text:span>s avanzado que el chatbot b<text:span text:style-name="T11">á</text:span>sico de la pr<text:span text:style-name="T11">á</text:span>ctica. Este ofrece a los usuarios la posi<text:span text:style-name="T11">b</text:span>ilidad de comprobar el valor en d<text:span text:style-name="T11">ó</text:span>lares de una criptomoneda cualquiera. Todo esto se ha implementado utilizando la herramienta <text:span text:style-name="T6">Rasa, Rasa X </text:span><text:span text:style-name="T8">y </text:span><text:span text:style-name="T6">Python 3</text:span><text:span text:style-name="T8">.</text:span></text:p>
        </text:list-item>
        <text:list-item>
          <text:p text:style-name="P2"><text:span text:style-name="T9">Esta funcionalidad añadida es posible gracias a la posibilidad que tiene </text:span><text:span text:style-name="T7">Rasa</text:span><text:span text:style-name="T9"> de incluir llamadas a c</text:span><text:span text:style-name="T10">ó</text:span><text:span text:style-name="T9">digo personalizdo en </text:span><text:span text:style-name="T7">Python 3. </text:span><text:span text:style-name="T9">Para </text:span><text:span text:style-name="T10">recuperar</text:span><text:span text:style-name="T9"> la informaci</text:span><text:span text:style-name="T10">ó</text:span><text:span text:style-name="T9">n que el usuario necesita, se ha utilizado la </text:span><text:span text:style-name="T7">API</text:span><text:span text:style-name="T9"> de </text:span><text:span text:style-name="T7">Coinmarketcap</text:span><text:span text:style-name="T9">, el cual es uno de los proveedores principales de datos sobre criptomonedas.</text:span></text:p>
        </text:list-item>
        <text:list-item>
          <text:p text:style-name="P3"><text:span text:style-name="T8">Igual que ocurr</text:span><text:span text:style-name="T10">í</text:span><text:span text:style-name="T8">a con el chatbot de la pr</text:span><text:span text:style-name="T10">á</text:span><text:span text:style-name="T8">ctica b</text:span><text:span text:style-name="T10">á</text:span><text:span text:style-name="T8">sica, este tipo de chatbots requieren de muchas interacciones diferentes para poder ser entrenados correctamente. Esto es debido a que los chatbots desarrollados en </text:span><text:span text:style-name="T6">Rasa</text:span><text:span text:style-name="T8"> no siguen una arquitectura basada en reglas, sino que utilizan t</text:span><text:span text:style-name="T10">é</text:span><text:span text:style-name="T8">cnicas de aprendizaje autom</text:span><text:span text:style-name="T10">á</text:span><text:span text:style-name="T8">tico para tomar las deciciones en cada momento.</text:span></text:p>
        </text:list-item>
      </text:list>
      <text:p text:style-name="P1"/>
      <text:p text:style-name="P1"/>
      <text:list xml:id="list174337675262822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bookmark text:name="__DdeLink__5_900739974"/><text:span text:style-name="T3">c) Tecnologías utilizadas</text:span></text:h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5">Como ya se ha comentado, este chatbot ha sido desarrollado utilizando </text:span><text:span text:style-name="T7">Rasa</text:span><text:span text:style-name="T9">, </text:span><text:span text:style-name="T7">Rasa X</text:span><text:span text:style-name="T9"> y </text:span><text:span text:style-name="T7">Python 3</text:span><text:span text:style-name="T9"> (el lenguaje en el cual se han implementado las funciones que se utilizan para hacer las llamadas a la </text:span><text:span text:style-name="T7">REST API</text:span><text:span text:style-name="T9"> correspondiente).</text:span></text:p>
        </text:list-item>
      </text:list>
      <text:p text:style-name="P1"/>
      <text:list xml:id="list174337709528049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span text:style-name="T3">d) Otros aspectos a comentar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P4">Uno de los aspectos principales a comentar es que, a pesar de ser este un chatbot bastante m<text:span text:style-name="T11">á</text:span>s avanzado y con m<text:span text:style-name="T11">á</text:span>s funcionalidades que el anterior, este tambi<text:span text:style-name="T11">é</text:span>n se encuentra en un estado de desarrollo muy temprano.</text:p>
      <text:p text:style-name="P4">Primero, porque muchas <text:span text:style-name="T11">más </text:span>funcionalidades pueden ser añadidas de una forma sencilla, <text:span text:style-name="T11">pero </text:span>se ha elegido <text:span text:style-name="T11">ú</text:span>nicamente una a <text:span text:style-name="T11">modo</text:span> de prueba de concepto y por el coste de desarrollar cada una. Y segundo porque este tipo de chatbots requieren de una gran cantidad de datos de entrenamiento, y los datos que se han utilizado en este chatbot han sido todos pensados y escritos manualment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s" fo:country="ES" style:letter-kerning="fals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s" fo:country="ES" style:letter-kerning="fals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o_20_independiente1" style:default-outline-level="" style:class="list">
      <style:text-properties style:font-name-complex="Lohit Hindi" style:font-family-complex="'Lohit Hind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o_20_independiente1" style:display-name="Texto independiente1" style:family="paragraph" style:parent-style-name="Predeterminado" style:default-outline-level="">
      <style:paragraph-properties fo:margin-top="0in" fo:margin-bottom="0.0835in" loext:contextual-spacing="fals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ice" style:family="paragraph" style:parent-style-name="Predeterminado" style:default-outline-level="">
      <style:paragraph-properties text:number-lines="false" text:line-number="0"/>
      <style:text-properties style:font-name-complex="Lohit Hindi" style:font-family-complex="'Lohit Hindi'" style:font-family-generic-complex="system" style:font-pitch-complex="variable"/>
    </style:style>
    <style:style style:name="Predeterminado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>
        <style:tab-stops>
          <style:tab-stop style:position="0.4917in"/>
        </style:tab-stops>
      </style:paragraph-properties>
      <style:text-properties fo:color="#00000a" style:font-name="Calibri" fo:font-family="Calibri" style:font-family-generic="roman" style:font-pitch="variable" fo:font-size="11pt" style:font-name-asian="WenQuanYi Micro Hei" style:font-family-asian="'WenQuanYi Micro Hei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Encabezado_20_2" style:display-name="Encabezado 2" style:family="paragraph" style:parent-style-name="Predeterminado" style:default-outline-level="2" style:list-style-name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8pt" fo:font-style="italic" fo:font-weight="bold" style:font-name-asian="Times New Roman1" style:font-family-asian="'Times New Roman'" style:font-family-generic-asian="system" style:font-pitch-asian="variable" style:font-size-asian="18pt" style:language-asian="es" style:country-asian="ES" style:font-style-asian="italic" style:font-weight-asian="bold" style:font-name-complex="Times New Roman1" style:font-family-complex="'Times New Roman'" style:font-family-generic-complex="system" style:font-pitch-complex="variable" style:font-size-complex="18pt" style:font-style-complex="italic" style:font-weight-complex="bold"/>
    </style:style>
    <style:style style:name="Encabezado_20_3" style:display-name="Encabezado 3" style:family="paragraph" style:parent-style-name="Predeterminado" style:default-outline-level="3" style:list-style-name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ncabezado_20_4" style:display-name="Encabezado 4" style:family="paragraph" style:parent-style-name="Predeterminado" style:default-outline-level="4" style:list-style-name="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Header" style:family="paragraph" style:parent-style-name="Predeterminado" style:default-outline-level="" style:class="extra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name-complex="Lohit Hindi" style:font-family-complex="'Lohit Hindi'" style:font-family-generic-complex="system" style:font-pitch-complex="variable" style:font-size-complex="14pt"/>
    </style:style>
    <style:style style:name="Etiqueta" style:family="paragraph" style:parent-style-name="Predeterminado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Encabezamiento" style:family="paragraph" style:parent-style-name="Predeterminado" style:default-outline-level="">
      <style:paragraph-properties fo:margin-top="0.1665in" fo:margin-bottom="0.0835in" loext:contextual-spacing="false" fo:keep-with-next="always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ans1" fo:font-family="'Liberation Sans'" style:font-family-generic="roman" style:font-pitch="variable" fo:font-size="14pt" style:font-size-asian="14pt" style:font-name-complex="Lohit Hindi" style:font-family-complex="'Lohit Hindi'" style:font-family-generic-complex="system" style:font-pitch-complex="variable" style:font-size-complex="14pt"/>
    </style:style>
    <style:style style:name="Normal_20__28_Web_29_" style:display-name="Normal (Web)" style:family="paragraph" style:parent-style-name="Predeterminado" style:default-outline-level="">
      <style:paragraph-properties fo:margin-top="0.0193in" fo:margin-bottom="0.0193in" loext:contextual-spacing="false" style:line-height-at-least="0.0693i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Título_20_3_20_Car" style:display-name="Título 3 C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Texto_20_de_20_globo_20_Car" style:display-name="Texto de globo Car" style:family="text" style:parent-style-name="Default_20_Paragraph_20_Fon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222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ibar</meta:initial-creator>
    <meta:editing-cycles>9</meta:editing-cycles>
    <meta:print-date>2020-01-14T17:31:00</meta:print-date>
    <meta:creation-date>2020-01-14T17:31:00</meta:creation-date>
    <dc:date>2021-02-20T17:43:37.208100366</dc:date>
    <dc:language>es-ES</dc:language>
    <meta:editing-duration>PT10M11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333" meta:character-count="2054" meta:non-whitespace-character-count="1735"/>
    <meta:user-defined meta:name="AppVersion">16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